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9a334"/>
    </style:style>
    <style:style style:name="P2" style:family="paragraph" style:parent-style-name="Text_20_body">
      <style:text-properties officeooo:paragraph-rsid="001b38e6"/>
    </style:style>
    <style:style style:name="P3" style:family="paragraph" style:parent-style-name="Text_20_body">
      <style:text-properties style:font-name="Liberation Serif" fo:font-size="12pt" officeooo:paragraph-rsid="001b38e6" style:font-size-asian="12pt" style:font-size-complex="12pt"/>
    </style:style>
    <style:style style:name="P4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20%" fo:text-indent="-2.6866in" style:auto-text-indent="false" style:page-number="auto" fo:background-color="transparent">
        <style:tab-stops>
          <style:tab-stop style:position="-0.2256in"/>
        </style:tab-stops>
      </style:paragraph-properties>
      <style:text-properties style:font-name="Liberation Serif" officeooo:paragraph-rsid="001b38e6"/>
    </style:style>
    <style:style style:name="P5" style:family="paragraph" style:parent-style-name="Text_20_body" style:list-style-name="L1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1b38e6" style:text-blinking="false" fo:background-color="transparent" style:font-size-asian="12pt" style:font-size-complex="12pt"/>
    </style:style>
    <style:style style:name="P6" style:family="paragraph" style:parent-style-name="Text_20_body" style:list-style-name="L1">
      <style:paragraph-properties fo:margin-top="0in" fo:margin-bottom="0in" loext:contextual-spacing="false" fo:line-height="2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2293f7" style:text-blinking="false" fo:background-color="transparent" style:font-size-asian="12pt" style:font-size-complex="12pt"/>
    </style:style>
    <style:style style:name="P7" style:family="paragraph" style:parent-style-name="Text_20_body" style:list-style-name="L1">
      <style:paragraph-properties fo:margin-top="0in" fo:margin-bottom="0in" loext:contextual-spacing="false" fo:line-height="2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1b38e6" style:text-blinking="false" fo:background-color="transparent" style:font-size-asian="12pt" style:font-size-complex="12pt"/>
    </style:style>
    <style:style style:name="P8" style:family="paragraph">
      <loext:graphic-properties draw:fill-color="#ffffff"/>
    </style:style>
    <style:style style:name="P9" style:family="paragraph">
      <style:paragraph-properties fo:margin-left="-2.3717in" fo:margin-right="0in" fo:text-align="start" fo:text-indent="0in"/>
    </style:style>
    <style:style style:name="P10" style:family="paragraph">
      <loext:graphic-properties draw:fill-color="#ffffff"/>
      <style:text-properties fo:font-size="10pt" style:font-size-asian="10pt" style:font-size-complex="10pt"/>
    </style:style>
    <style:style style:name="P11" style:family="paragraph">
      <loext:graphic-properties draw:fill="solid" draw:fill-color="#0000cc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8372d"/>
    </style:style>
    <style:style style:name="T2" style:family="text">
      <style:text-properties officeooo:rsid="0019a334"/>
    </style:style>
    <style:style style:name="T3" style:family="text">
      <style:text-properties officeooo:rsid="001cd43e"/>
    </style:style>
    <style:style style:name="T4" style:family="text">
      <style:text-properties officeooo:rsid="002293f7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000000" style:font-name="Arial" fo:font-size="10.5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fill-color="#ffffff" draw:textarea-horizontal-align="justify" draw:textarea-vertical-align="middle" draw:auto-grow-height="false" fo:min-height="0.4953in" fo:min-width="0.79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left" draw:textarea-vertical-align="top" draw:auto-grow-height="false" fo:min-height="3.6543in" fo:min-width="4.8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left" draw:textarea-vertical-align="top" draw:auto-grow-height="false" fo:min-height="2.9252in" fo:min-width="4.1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ff" draw:textarea-horizontal-align="left" draw:textarea-vertical-align="top" draw:auto-grow-height="false" fo:min-height="1.8835in" fo:min-width="1.0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ffff" draw:textarea-horizontal-align="left" draw:textarea-vertical-align="top" draw:auto-grow-height="false" fo:min-height="1.8839in" fo:min-width="1.0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ffff" draw:textarea-horizontal-align="justify" draw:textarea-vertical-align="middle" draw:auto-grow-height="false" fo:min-height="0.4602in" fo:min-width="0.79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ffff" draw:textarea-horizontal-align="justify" draw:textarea-vertical-align="middle" draw:auto-grow-height="false" fo:min-height="1.328in" fo:min-width="0.7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solid" draw:fill-color="#0000cc" draw:textarea-horizontal-align="left" draw:textarea-vertical-align="bottom" fo:padding-top="0.0492in" fo:padding-bottom="0.0492in" fo:padding-left="0.0984in" fo:padding-right="0.0984in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solid" draw:fill-color="#0000cc" draw:textarea-horizontal-align="left" draw:textarea-vertical-align="top" fo:padding-top="0.0492in" fo:padding-bottom="0.0492in" fo:padding-left="0.0984in" fo:padding-right="0.0984in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solid" draw:fill-color="#0000cc" draw:textarea-horizontal-align="left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solid" draw:fill-color="#0000cc" draw:textarea-horizontal-align="right" draw:textarea-vertical-align="top" fo:padding-top="0.0492in" fo:padding-bottom="0.0492in" fo:padding-left="0.0984in" fo:padding-right="0.0984in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custom-shape text:anchor-type="paragraph" draw:z-index="0" draw:name="Shape1" draw:style-name="gr1" draw:text-style-name="P8" svg:width="0.7906in" svg:height="0.4953in" svg:x="-0.039in" svg:y="1.9709in"><text:p><text:s text:c="3"/><text:span text:style-name="T5">Client</text:span></text:p><draw:enhanced-geometry svg:viewBox="0 0 21600 21600" draw:type="rectangle" draw:enhanced-path="M 0 0 L 21600 0 21600 21600 0 21600 0 0 Z N"/></draw:custom-shape></text:p>
      <text:p text:style-name="Text_20_body"><text:s/><text:tab/><text:tab/><text:tab/><text:tab/><text:span text:style-name="T1">Region Server</text:span> <text:s text:c="43"/></text:p>
      <text:p text:style-name="P1"><draw:custom-shape text:anchor-type="paragraph" draw:z-index="1" draw:name="Shape2" draw:style-name="gr2" draw:text-style-name="P8" svg:width="4.8441in" svg:height="3.6543in" svg:x="1.9335in" svg:y="-0.0201in"><text:p><text:s text:c="6"/>2</text:p><text:p><text:s text:c="11"/>Region</text:p><draw:enhanced-geometry svg:viewBox="0 0 21600 21600" draw:type="rectangle" draw:enhanced-path="M 0 0 L 21600 0 21600 21600 0 21600 0 0 Z N"/></draw:custom-shape><draw:custom-shape text:anchor-type="paragraph" draw:z-index="2" draw:name="Shape3" draw:style-name="gr3" draw:text-style-name="P8" svg:width="4.1587in" svg:height="2.9252in" svg:x="2.3484in" svg:y="0.4311in"><text:p><text:s text:c="11"/>3</text:p><text:p><text:s text:c="7"/>CoprocessorHost <text:s text:c="34"/>CoprocessorHost</text:p><text:p><text:s text:c="18"/>4 <text:s text:c="13"/></text:p><text:p/><text:p/><text:p/><text:p><text:s/></text:p><text:p><text:s text:c="33"/>5 <text:s text:c="28"/>6</text:p><text:p/><text:p/><text:p/><text:p/><text:p/><text:p/><text:p><text:s text:c="23"/>7</text:p><text:p/><text:p/><text:p/><text:p/><text:p>Figure: <text:span text:style-name="T6">Lifecycle of put request with Observer coprocessor</text:span></text:p><text:p><text:span text:style-name="T6"/></text:p><text:p text:style-name="P9"><text:span text:style-name="T6"/></text:p><draw:enhanced-geometry svg:viewBox="0 0 21600 21600" draw:type="rectangle" draw:enhanced-path="M 0 0 L 21600 0 21600 21600 0 21600 0 0 Z N"/></draw:custom-shape><draw:custom-shape text:anchor-type="paragraph" draw:z-index="3" draw:name="Shape4" draw:style-name="gr4" draw:text-style-name="P10" svg:width="1.0504in" svg:height="1.8835in" svg:x="2.5744in" svg:y="1.1173in"><text:p><text:span text:style-name="T7"><text:s/></text:span><text:span text:style-name="T7">RegionObservers</text:span></text:p><draw:enhanced-geometry svg:viewBox="0 0 21600 21600" draw:type="rectangle" draw:enhanced-path="M 0 0 L 21600 0 21600 21600 0 21600 0 0 Z N"/></draw:custom-shape><draw:custom-shape text:anchor-type="paragraph" draw:z-index="4" draw:name="Shape4" draw:style-name="gr5" draw:text-style-name="P10" svg:width="1.0669in" svg:height="1.8843in" svg:x="5.3528in" svg:y="1.0992in"><text:p><text:span text:style-name="T7"><text:s/></text:span><text:span text:style-name="T7">RegionObservers</text:span></text:p><draw:enhanced-geometry svg:viewBox="0 0 21600 21600" draw:type="rectangle" draw:enhanced-path="M 0 0 L 21600 0 21600 21600 0 21600 0 0 Z N"/></draw:custom-shape><draw:custom-shape text:anchor-type="paragraph" draw:z-index="5" draw:name="Shape5" draw:style-name="gr6" draw:text-style-name="P8" svg:width="0.7906in" svg:height="0.4606in" svg:x="4.128in" svg:y="1.7071in"><text:p><text:s text:c="2"/><text:span text:style-name="T8"><text:s text:c="4"/></text:span><text:span text:style-name="T8">put </text:span></text:p><text:p><text:span text:style-name="T8"><text:s text:c="2"/></text:span><text:span text:style-name="T8">operation</text:span></text:p><draw:enhanced-geometry svg:viewBox="0 0 21600 21600" draw:type="rectangle" draw:enhanced-path="M 0 0 L 21600 0 21600 21600 0 21600 0 0 Z N"/></draw:custom-shape><draw:custom-shape text:anchor-type="paragraph" draw:z-index="6" draw:name="Shape6" draw:style-name="gr7" draw:text-style-name="P8" svg:width="0.7295in" svg:height="1.328in" svg:x="2.7217in" svg:y="1.3339in"><text:p><text:s text:c="2"/>prePut()</text:p><draw:enhanced-geometry svg:viewBox="0 0 21600 21600" draw:type="rectangle" draw:enhanced-path="M 0 0 L 21600 0 21600 21600 0 21600 0 0 Z N"/></draw:custom-shape><draw:custom-shape text:anchor-type="paragraph" draw:z-index="7" draw:name="Shape6" draw:style-name="gr7" draw:text-style-name="P8" svg:width="0.7295in" svg:height="1.328in" svg:x="5.5425in" svg:y="1.352in"><text:p><text:s/>postPut()</text:p><draw:enhanced-geometry svg:viewBox="0 0 21600 21600" draw:type="rectangle" draw:enhanced-path="M 0 0 L 21600 0 21600 21600 0 21600 0 0 Z N"/></draw:custom-shape><draw:line text:anchor-type="paragraph" draw:z-index="9" draw:name="Shape5" draw:style-name="gr8" draw:text-style-name="P11" svg:x1="5.3528in" svg:y1="2.7091in" svg:x2="1.9543in" svg:y2="3.3953in"><text:p/></draw:line><draw:line text:anchor-type="paragraph" draw:z-index="10" draw:name="Shape5" draw:style-name="gr9" draw:text-style-name="P11" svg:x1="1.9335in" svg:y1="0.0811in" svg:x2="2.4701in" svg:y2="0.4311in"><text:p/></draw:line><draw:line text:anchor-type="paragraph" draw:z-index="11" draw:name="Shape5" draw:style-name="gr9" draw:text-style-name="P11" svg:x1="0.2827in" svg:y1="1.452in" svg:x2="1.9335in" svg:y2="0.0811in"><text:p/></draw:line><draw:line text:anchor-type="paragraph" draw:z-index="12" draw:name="Shape5" draw:style-name="gr9" draw:text-style-name="P11" svg:x1="2.5063in" svg:y1="0.4311in" svg:x2="3.0429in" svg:y2="0.6949in"><text:p/></draw:line><draw:line text:anchor-type="paragraph" draw:z-index="13" draw:name="Shape5" draw:style-name="gr9" draw:text-style-name="P11" svg:x1="3.0189in" svg:y1="0.7543in" svg:x2="3.035in" svg:y2="1.1177in"><text:p/></draw:line><draw:line text:anchor-type="paragraph" draw:z-index="14" draw:name="Shape5" draw:style-name="gr10" draw:text-style-name="P11" svg:x1="3.6244in" svg:y1="1.9681in" svg:x2="4.128in" svg:y2="1.9681in"><text:p/></draw:line><draw:line text:anchor-type="paragraph" draw:z-index="15" draw:name="Shape5" draw:style-name="gr11" draw:text-style-name="P11" svg:x1="4.9181in" svg:y1="1.9335in" svg:x2="5.3528in" svg:y2="1.928in"><text:p/></draw:line> <text:s text:c="15"/></text:p>
      <text:p text:style-name="P1"><text:tab/><text:tab/> </text:p>
      <text:p text:style-name="P2"><text:s text:c="20"/><text:span text:style-name="T2">1</text:span> <text:s text:c="2"/></text:p>
      <text:p text:style-name="P2"/>
      <text:p text:style-name="P2"/>
      <text:p text:style-name="P2"/>
      <text:p text:style-name="P2"><draw:line text:anchor-type="paragraph" draw:z-index="8" draw:name="Shape5" draw:style-name="gr8" draw:text-style-name="P11" svg:x1="1.9335in" svg:y1="1.4327in" svg:x2="0.439in" svg:y2="-0.0154in"><text:p/></draw:line></text:p>
      <text:p text:style-name="P2"/>
      <text:p text:style-name="P2"><text:s text:c="24"/><text:span text:style-name="T3">8</text:span></text:p>
      <text:p text:style-name="P2"/>
      <text:p text:style-name="P2"/>
      <text:p text:style-name="P2"/>
      <text:p text:style-name="P3"/>
      <text:p text:style-name="P3"/>
      <text:list xml:id="list4590186960359003424" text:style-name="L1">
        <text:list-item>
          <text:p text:style-name="P5">Client sends a put request to a H<text:span text:style-name="T4">M</text:span>aster <text:span text:style-name="T4">and HMaster dispatches request to appropriate Region Server</text:span></text:p>
        </text:list-item>
        <text:list-item>
          <text:p text:style-name="P6">Region Server dispatches the request to the appropriate Region</text:p>
        </text:list-item>
        <text:list-item>
          <text:p text:style-name="P6">Put request is intercepted by CoprocessorHost and invoices prePut() on each Region server</text:p>
        </text:list-item>
        <text:list-item>
          <text:p text:style-name="P7">CoprocessorHost <text:span text:style-name="T4">dispatches the request to RegionObservers and prePut() method of Observer Coprocessor is triggered.</text:span></text:p>
        </text:list-item>
        <text:list-item>
          <text:p text:style-name="P7">After the completion of prePut(), the request is forwarded to the put operation of the request lifecycle</text:p>
        </text:list-item>
        <text:list-item>
          <text:p text:style-name="P7">Assuming no interruptions, the request is carried out to postPut() method by CoprocessorHost</text:p>
        </text:list-item>
        <text:list-item>
          <text:p text:style-name="P7">After postPut() produces the result, the response is forwarded to Region Server</text:p>
        </text:list-item>
        <text:list-item>
          <text:p text:style-name="P7">Region Server then returns the response back to the client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15:22:54.926594179</meta:creation-date>
    <dc:date>2016-06-01T13:08:41.361475311</dc:date>
    <meta:editing-duration>PT12M21S</meta:editing-duration>
    <meta:editing-cycles>11</meta:editing-cycles>
    <meta:generator>LibreOffice/5.1.2.2$Linux_X86_64 LibreOffice_project/10m0$Build-2</meta:generator>
    <meta:document-statistic meta:table-count="0" meta:image-count="0" meta:object-count="0" meta:page-count="1" meta:paragraph-count="13" meta:word-count="116" meta:character-count="844" meta:non-whitespace-character-count="632"/>
  </office:meta>
</office:document-meta>
</file>